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" manifest:full-path="Object 1/Pictures/20000014000003DE0000024D92CC2D7F.svm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" manifest:full-path="Object 2/Pictures/20000013000002BB0000024D5D52E0BF.svm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58cm"/>
    </style:style>
    <style:style style:name="co2" style:family="table-column">
      <style:table-column-properties fo:break-before="auto" style:column-width="1.192cm"/>
    </style:style>
    <style:style style:name="co3" style:family="table-column">
      <style:table-column-properties fo:break-before="auto" style:column-width="0.748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60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border-left="0.035cm solid #000000" fo:border-right="0.002cm solid #000000" fo:border-top="0.035cm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035cm solid #000000" fo:border-left="0.035cm solid #000000" fo:border-right="0.002cm solid #000000" fo:border-top="0.002cm solid #000000"/>
    </style:style>
    <style:style style:name="ce3" style:family="table-cell" style:parent-style-name="Default" style:data-style-name="N108">
      <style:table-cell-properties fo:border-bottom="0.035cm solid #000000" fo:border-left="0.035cm solid #000000" fo:border-right="0.002cm solid #000000" fo:border-top="0.002cm solid #000000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0.002cm solid #000000" fo:border-top="0.035cm solid #000000"/>
      <style:paragraph-properties fo:text-align="center" fo:margin-left="0cm"/>
    </style:style>
    <style:style style:name="ce5" style:family="table-cell" style:parent-style-name="Default">
      <style:table-cell-properties fo:border-bottom="0.002cm solid #000000" fo:border-left="0.035cm solid #000000" fo:border-right="0.002cm solid #000000" fo:border-top="0.002cm solid #000000"/>
    </style:style>
    <style:style style:name="ce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35cm solid #000000" fo:border-left="0.002cm solid #000000" fo:border-right="0.002cm solid #000000" fo:border-top="0.002cm solid #000000"/>
    </style:style>
    <style:style style:name="ce8" style:family="table-cell" style:parent-style-name="Default" style:data-style-name="N108">
      <style:table-cell-properties fo:border-bottom="0.035cm solid #000000" fo:border-left="0.002cm solid #000000" fo:border-right="0.002cm solid #000000" fo:border-top="0.002cm solid #000000"/>
    </style:style>
    <style:style style:name="ce9" style:family="table-cell" style:parent-style-name="Default">
      <style:table-cell-properties fo:border-bottom="0.035cm solid #000000" fo:border-left="0.002cm solid #000000" fo:border-right="0.002cm solid #000000" fo:border-top="0.035cm solid #000000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0.035cm solid #000000" style:vertical-align="middle"/>
      <style:paragraph-properties fo:text-align="center" fo:margin-left="0cm"/>
      <style:text-properties style:font-name="Arial1"/>
    </style:style>
    <style:style style:name="ce13" style:family="table-cell" style:parent-style-name="Default">
      <style:table-cell-properties fo:border-bottom="0.035cm solid #000000" fo:border-left="0.002cm solid #000000" fo:border-right="0.035cm solid #000000" fo:border-top="0.035cm solid #000000"/>
    </style:style>
    <style:style style:name="ce14" style:family="table-cell" style:parent-style-name="Default">
      <style:table-cell-properties fo:border-bottom="0.002cm solid #000000" fo:border-left="0.002cm solid #000000" fo:border-right="0.035cm solid #000000" fo:border-top="0.002cm solid #000000"/>
    </style:style>
    <style:style style:name="ce15" style:family="table-cell" style:parent-style-name="Default">
      <style:table-cell-properties fo:border-bottom="0.035cm solid #000000" fo:border-left="0.002cm solid #000000" fo:border-right="0.035cm solid #000000" fo:border-top="0.002cm solid #000000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0.035cm solid #000000" fo:border-top="0.035cm solid #000000" style:vertical-align="middle"/>
      <style:paragraph-properties fo:text-align="center" fo:margin-left="0cm"/>
    </style:style>
    <style:style style:name="ce17" style:family="table-cell" style:parent-style-name="Default" style:data-style-name="N109">
      <style:table-cell-properties fo:border-bottom="0.035cm solid #000000" fo:border-left="0.035cm solid #000000" fo:border-right="0.002cm solid #000000" fo:border-top="0.002cm solid #000000"/>
    </style:style>
    <style:style style:name="ce18" style:family="table-cell" style:parent-style-name="Default" style:data-style-name="N109">
      <style:table-cell-properties fo:border-bottom="0.035cm solid #000000" fo:border-left="0.002cm solid #000000" fo:border-right="0.035cm solid #000000" fo:border-top="0.002cm solid #000000"/>
    </style:style>
    <style:style style:name="ce19" style:family="table-cell" style:parent-style-name="Default" style:data-style-name="N109">
      <style:table-cell-properties fo:border-bottom="0.035cm solid #000000" fo:border-left="0.002cm solid #000000" fo:border-right="0.002cm solid #000000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Arial1"/>
    </style:style>
    <style:style style:name="T4" style:family="text">
      <style:text-properties style:text-position="33% 58%"/>
    </style:style>
  </office:automatic-styles>
  <office:body>
    <office:spreadsheet>
      <table:table table:name="Лист1" table:style-name="ta1" table:print="false">
        <table:table-column table:style-name="co1" table:default-cell-style-name="ce5"/>
        <table:table-column table:style-name="co1" table:default-cell-style-name="ce10"/>
        <table:table-column table:style-name="co1" table:default-cell-style-name="ce5"/>
        <table:table-column table:style-name="co1" table:default-cell-style-name="ce14"/>
        <table:table-column table:style-name="co1" table:number-columns-repeated="1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E<text:span text:style-name="T1">1</text:span>, В</text:p>
          </table:table-cell>
          <table:table-cell table:style-name="ce6" office:value-type="string">
            <text:p>E<text:span text:style-name="T1">2</text:span>, В</text:p>
          </table:table-cell>
          <table:table-cell table:style-name="ce1" office:value-type="string">
            <text:p>φ<text:span text:style-name="T1">b</text:span>, В</text:p>
          </table:table-cell>
          <table:table-cell table:style-name="ce12" office:value-type="string">
            <text:p>φ<text:span text:style-name="T1">c</text:span>, В</text:p>
          </table:table-cell>
          <table:table-cell table:style-name="ce12" office:value-type="string">
            <text:p>φ<text:span text:style-name="T1">d</text:span>, В</text:p>
          </table:table-cell>
          <table:table-cell table:style-name="ce12" office:value-type="string">
            <text:p>φ<text:span text:style-name="T1">e</text:span>, В</text:p>
          </table:table-cell>
          <table:table-cell table:style-name="ce16" office:value-type="string">
            <text:p>φ<text:span text:style-name="T1">f</text:span>, В</text:p>
          </table:table-cell>
          <table:table-cell table:style-name="ce6" office:value-type="string">
            <text:p>U<text:span text:style-name="T1">ab</text:span>, В</text:p>
          </table:table-cell>
          <table:table-cell table:style-name="ce6" office:value-type="string">
            <text:p>U<text:span text:style-name="T1">cb</text:span>, В</text:p>
          </table:table-cell>
          <table:table-cell table:style-name="ce6" office:value-type="string">
            <text:p>U<text:span text:style-name="T1">cd</text:span>, В</text:p>
          </table:table-cell>
          <table:table-cell table:style-name="ce6" office:value-type="string">
            <text:p>U<text:span text:style-name="T1">ed</text:span>, В</text:p>
          </table:table-cell>
          <table:table-cell table:style-name="ce6" office:value-type="string">
            <text:p>U<text:span text:style-name="T1">ef</text:span>, В</text:p>
          </table:table-cell>
          <table:table-cell table:style-name="ce6" office:value-type="string">
            <text:p>U<text:span text:style-name="T1">af</text:span>, В</text:p>
          </table:table-cell>
          <table:table-cell table:style-name="ce6" office:value-type="string">
            <text:p>U<text:span text:style-name="T1">da</text:span>, В</text:p>
          </table:table-cell>
          <table:table-cell table:style-name="ce1" office:value-type="string">
            <text:p>I<text:span text:style-name="T1">1</text:span>, А</text:p>
          </table:table-cell>
          <table:table-cell table:style-name="ce6" office:value-type="string">
            <text:p>I<text:span text:style-name="T1">2</text:span>, А</text:p>
          </table:table-cell>
          <table:table-cell table:style-name="ce16" office:value-type="string">
            <text:p>I<text:span text:style-name="T1">3</text:span>, А</text:p>
          </table:table-cell>
          <table:table-cell table:number-columns-repeated="10"/>
        </table:table-row>
        <table:table-row table:style-name="ro2">
          <table:table-cell table:style-name="ce2" office:value-type="float" office:value="36.45">
            <text:p>36,45</text:p>
          </table:table-cell>
          <table:table-cell table:style-name="ce7" office:value-type="float" office:value="36.29">
            <text:p>36,29</text:p>
          </table:table-cell>
          <table:table-cell table:style-name="ce2" office:value-type="float" office:value="-7.2">
            <text:p>-7,2</text:p>
          </table:table-cell>
          <table:table-cell table:style-name="ce7" office:value-type="float" office:value="28.1">
            <text:p>28,1</text:p>
          </table:table-cell>
          <table:table-cell table:style-name="ce7" office:value-type="float" office:value="20.4">
            <text:p>20,4</text:p>
          </table:table-cell>
          <table:table-cell table:style-name="ce7" office:value-type="float" office:value="24.8">
            <text:p>24,8</text:p>
          </table:table-cell>
          <table:table-cell table:style-name="ce15" office:value-type="float" office:value="-10">
            <text:p>-10</text:p>
          </table:table-cell>
          <table:table-cell table:style-name="ce7" table:formula="of:=0-[.C2]" office:value-type="float" office:value="7.2">
            <text:p>7,2</text:p>
          </table:table-cell>
          <table:table-cell table:style-name="ce7" table:formula="of:=[.D2]-[.C2]" office:value-type="float" office:value="35.3">
            <text:p>35,3</text:p>
          </table:table-cell>
          <table:table-cell table:style-name="ce7" table:formula="of:=[.D2]-[.E2]" office:value-type="float" office:value="7.7">
            <text:p>7,7</text:p>
          </table:table-cell>
          <table:table-cell table:style-name="ce7" table:formula="of:=[.F2]-[.E2]" office:value-type="float" office:value="4.4">
            <text:p>4,4</text:p>
          </table:table-cell>
          <table:table-cell table:style-name="ce7" table:formula="of:=[.F2]-[.G2]" office:value-type="float" office:value="34.8">
            <text:p>34,8</text:p>
          </table:table-cell>
          <table:table-cell table:style-name="ce7" table:formula="of:=0-[.G2]" office:value-type="float" office:value="10">
            <text:p>10</text:p>
          </table:table-cell>
          <table:table-cell table:style-name="ce8" table:formula="of:=[.E2]-0" office:value-type="float" office:value="20.4">
            <text:p>20,4</text:p>
          </table:table-cell>
          <table:table-cell table:style-name="ce2" office:value-type="float" office:value="0.161">
            <text:p>0,161</text:p>
          </table:table-cell>
          <table:table-cell table:style-name="ce7" office:value-type="float" office:value="0.046">
            <text:p>0,046</text:p>
          </table:table-cell>
          <table:table-cell table:style-name="ce15" office:value-type="float" office:value="0.209">
            <text:p>0,209</text:p>
          </table:table-cell>
          <table:table-cell table:number-columns-repeated="10"/>
        </table:table-row>
        <table:table-row table:style-name="ro2"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1" office:value-type="string">
            <text:p>R<text:span text:style-name="T1">ab</text:span><text:span text:style-name="T2">, Ом</text:span></text:p>
          </table:table-cell>
          <table:table-cell table:style-name="ce6" office:value-type="string">
            <text:p>R<text:span text:style-name="T1">01</text:span><text:span text:style-name="T2">, Ом</text:span></text:p>
          </table:table-cell>
          <table:table-cell table:style-name="ce6" office:value-type="string">
            <text:p>R<text:span text:style-name="T1">cd</text:span><text:span text:style-name="T2">, Ом</text:span></text:p>
          </table:table-cell>
          <table:table-cell table:style-name="ce6" office:value-type="string">
            <text:p>R<text:span text:style-name="T1">ed</text:span><text:span text:style-name="T2">, Ом</text:span></text:p>
          </table:table-cell>
          <table:table-cell table:style-name="ce6" office:value-type="string">
            <text:p>R<text:span text:style-name="T1">02</text:span><text:span text:style-name="T2">, Ом</text:span></text:p>
          </table:table-cell>
          <table:table-cell table:style-name="ce6" office:value-type="string">
            <text:p>R<text:span text:style-name="T1">af</text:span><text:span text:style-name="T2">, Ом</text:span></text:p>
          </table:table-cell>
          <table:table-cell table:style-name="ce6" office:value-type="string">
            <text:p>R<text:span text:style-name="T1">da</text:span><text:span text:style-name="T2">, Ом</text:span></text:p>
          </table:table-cell>
          <table:table-cell table:style-name="ce1" office:value-type="string">
            <text:p><text:span text:style-name="T3">Σ</text:span>EI, Bт</text:p>
          </table:table-cell>
          <table:table-cell table:style-name="ce16" office:value-type="string">
            <text:p><text:span text:style-name="T3">Σ</text:span>I<text:span text:style-name="T4">2</text:span>R, Bт</text:p>
          </table:table-cell>
          <table:table-cell table:number-columns-repeated="18"/>
        </table:table-row>
        <table:table-row table:style-name="ro2">
          <table:table-cell table:style-name="ce3" table:formula="of:=[.H2]/[.O2]" office:value-type="float" office:value="44.7204968944099">
            <text:p>44,7</text:p>
          </table:table-cell>
          <table:table-cell table:style-name="ce8" table:formula="of:=([.A2]-[.I2])/[.O2]" office:value-type="float" office:value="7.14285714285713">
            <text:p>7,1</text:p>
          </table:table-cell>
          <table:table-cell table:style-name="ce8" table:formula="of:=[.J2]/[.O2]" office:value-type="float" office:value="47.8260869565218">
            <text:p>47,8</text:p>
          </table:table-cell>
          <table:table-cell table:style-name="ce8" table:formula="of:=[.K2]/[.P2]" office:value-type="float" office:value="95.6521739130435">
            <text:p>95,7</text:p>
          </table:table-cell>
          <table:table-cell table:style-name="ce8" table:formula="of:=([.B2]-[.L2])/[.P2]" office:value-type="float" office:value="32.3913043478261">
            <text:p>32,4</text:p>
          </table:table-cell>
          <table:table-cell table:style-name="ce8" table:formula="of:=[.M2]/[.P2]" office:value-type="float" office:value="217.391304347826">
            <text:p>217,4</text:p>
          </table:table-cell>
          <table:table-cell table:style-name="ce8" table:formula="of:=[.N2]/[.Q2]" office:value-type="float" office:value="97.6076555023924">
            <text:p>97,6</text:p>
          </table:table-cell>
          <table:table-cell table:style-name="ce17" table:formula="of:=[.A2]*[.O2]+[.B2]*[.P2]" office:value-type="float" office:value="7.53779">
            <text:p>7,538</text:p>
          </table:table-cell>
          <table:table-cell table:style-name="ce18" table:formula="of:=([.O2]^2)*([.A5]+[.B5]+[.C5])+([.P2]^2)*([.D5]+[.E5]+[.F5])+([.Q2]^2)*[.G5]" office:value-type="float" office:value="7.57859">
            <text:p>7,579</text:p>
          </table:table-cell>
          <table:table-cell table:number-columns-repeated="18"/>
        </table:table-row>
        <table:table-row table:style-name="ro2">
          <table:table-cell table:style-name="Default" table:number-columns-repeated="4"/>
          <table:table-cell table:number-columns-repeated="23"/>
        </table:table-row>
        <table:table-row table:style-name="ro1">
          <table:table-cell table:style-name="ce1" office:value-type="string">
            <text:p>E<text:span text:style-name="T1">1</text:span><text:span text:style-name="T2">, В</text:span></text:p>
          </table:table-cell>
          <table:table-cell table:style-name="ce6" office:value-type="string">
            <text:p>I<text:span text:style-name="T1">1</text:span>', А</text:p>
          </table:table-cell>
          <table:table-cell table:style-name="ce6" office:value-type="string">
            <text:p>I<text:span text:style-name="T1">2</text:span>', А</text:p>
          </table:table-cell>
          <table:table-cell table:style-name="ce6" office:value-type="string">
            <text:p>I<text:span text:style-name="T1">3</text:span>', А</text:p>
          </table:table-cell>
          <table:table-cell table:style-name="ce1" office:value-type="string">
            <text:p>E<text:span text:style-name="T1">2</text:span><text:span text:style-name="T2">, В</text:span></text:p>
          </table:table-cell>
          <table:table-cell table:style-name="ce6" office:value-type="string">
            <text:p>I<text:span text:style-name="T1">1</text:span>'', А</text:p>
          </table:table-cell>
          <table:table-cell table:style-name="ce6" office:value-type="string">
            <text:p>I<text:span text:style-name="T1">2</text:span>'', А</text:p>
          </table:table-cell>
          <table:table-cell table:style-name="ce16" office:value-type="string">
            <text:p>I<text:span text:style-name="T1">3</text:span>'', А</text:p>
          </table:table-cell>
          <table:table-cell table:style-name="ce6" office:value-type="string">
            <text:p>I<text:span text:style-name="T1">1</text:span><text:span text:style-name="T2">, А</text:span></text:p>
          </table:table-cell>
          <table:table-cell table:style-name="ce6" office:value-type="string">
            <text:p>I<text:span text:style-name="T1">2</text:span><text:span text:style-name="T2">, А</text:span></text:p>
          </table:table-cell>
          <table:table-cell table:style-name="ce16" office:value-type="string">
            <text:p>I<text:span text:style-name="T1">3</text:span><text:span text:style-name="T2">, А</text:span></text:p>
          </table:table-cell>
          <table:table-cell table:number-columns-repeated="16"/>
        </table:table-row>
        <table:table-row table:style-name="ro2">
          <table:table-cell table:style-name="ce2" office:value-type="float" office:value="36.45">
            <text:p>36,45</text:p>
          </table:table-cell>
          <table:table-cell table:style-name="ce7" office:value-type="float" office:value="0.212">
            <text:p>0,212</text:p>
          </table:table-cell>
          <table:table-cell table:style-name="ce7" office:value-type="float" office:value="-0.051">
            <text:p>-0,051</text:p>
          </table:table-cell>
          <table:table-cell table:style-name="ce7" office:value-type="float" office:value="0.163">
            <text:p>0,163</text:p>
          </table:table-cell>
          <table:table-cell table:style-name="ce2" office:value-type="float" office:value="36.29">
            <text:p>36,29</text:p>
          </table:table-cell>
          <table:table-cell table:style-name="ce7" office:value-type="float" office:value="-0.049">
            <text:p>-0,049</text:p>
          </table:table-cell>
          <table:table-cell table:style-name="ce7" office:value-type="float" office:value="0.095">
            <text:p>0,095</text:p>
          </table:table-cell>
          <table:table-cell table:style-name="ce15" office:value-type="float" office:value="0.047">
            <text:p>0,047</text:p>
          </table:table-cell>
          <table:table-cell table:style-name="ce19" table:formula="of:=[.B8]+[.F8]" office:value-type="float" office:value="0.163">
            <text:p>0,163</text:p>
          </table:table-cell>
          <table:table-cell table:style-name="ce19" table:formula="of:=[.C8]+[.G8]" office:value-type="float" office:value="0.044">
            <text:p>0,044</text:p>
          </table:table-cell>
          <table:table-cell table:style-name="ce18" table:formula="of:=[.D8]+[.H8]" office:value-type="float" office:value="0.21">
            <text:p>0,210</text:p>
          </table:table-cell>
          <table:table-cell table:number-columns-repeated="16"/>
        </table:table-row>
        <table:table-row table:style-name="ro2">
          <table:table-cell table:style-name="Default" table:number-columns-repeated="4"/>
          <table:table-cell table:number-columns-repeated="23"/>
        </table:table-row>
        <table:table-row table:style-name="ro2">
          <table:table-cell table:style-name="ce4" office:value-type="string" table:number-columns-spanned="2" table:number-rows-spanned="1">
            <text:p>Контур abcda</text:p>
          </table:table-cell>
          <table:covered-table-cell table:style-name="ce9"/>
          <table:table-cell table:style-name="ce11" office:value-type="string" table:number-columns-spanned="2" table:number-rows-spanned="1">
            <text:p>Контур adefa</text:p>
          </table:table-cell>
          <table:covered-table-cell table:style-name="ce13"/>
          <table:table-cell table:number-columns-repeated="23"/>
        </table:table-row>
        <table:table-row table:style-name="ro2">
          <table:table-cell table:number-columns-repeated="4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formula="of:=[.A5]" office:value-type="float" office:value="44.7204968944099">
            <text:p>44,7204968944</text:p>
          </table:table-cell>
          <table:table-cell table:formula="of:=[.C2]" office:value-type="float" office:value="-7.2">
            <text:p>-7,2</text:p>
          </table:table-cell>
          <table:table-cell table:formula="of:=[.G5]" office:value-type="float" office:value="97.6076555023924">
            <text:p>97,6076555024</text:p>
          </table:table-cell>
          <table:table-cell table:formula="of:=[.E2]" office:value-type="float" office:value="20.4">
            <text:p>20,4</text:p>
          </table:table-cell>
          <table:table-cell table:number-columns-repeated="23"/>
        </table:table-row>
        <table:table-row table:style-name="ro2">
          <table:table-cell table:formula="of:=[.A12]" office:value-type="float" office:value="44.7204968944099">
            <text:p>44,7204968944</text:p>
          </table:table-cell>
          <table:table-cell table:formula="of:=[.A2]+[.B12]" office:value-type="float" office:value="29.25">
            <text:p>29,25</text:p>
          </table:table-cell>
          <table:table-cell table:formula="of:=[.C12]+[.D5]" office:value-type="float" office:value="193.259829415436">
            <text:p>193,2598294154</text:p>
          </table:table-cell>
          <table:table-cell table:formula="of:=[.F2]" office:value-type="float" office:value="24.8">
            <text:p>24,8</text:p>
          </table:table-cell>
          <table:table-cell table:number-columns-repeated="23"/>
        </table:table-row>
        <table:table-row table:style-name="ro2">
          <table:table-cell table:formula="of:=[.A13]+[.B5]" office:value-type="float" office:value="51.8633540372671">
            <text:p>51,8633540373</text:p>
          </table:table-cell>
          <table:table-cell table:formula="of:=[.D2]" office:value-type="float" office:value="28.1">
            <text:p>28,1</text:p>
          </table:table-cell>
          <table:table-cell table:formula="of:=[.C13]+[.E5]" office:value-type="float" office:value="225.651133763262">
            <text:p>225,6511337633</text:p>
          </table:table-cell>
          <table:table-cell table:formula="of:=[.B2]+[.G2]" office:value-type="float" office:value="26.29">
            <text:p>26,29</text:p>
          </table:table-cell>
          <table:table-cell table:number-columns-repeated="23"/>
        </table:table-row>
        <table:table-row table:style-name="ro2">
          <table:table-cell table:formula="of:=[.A14]+[.C5]" office:value-type="float" office:value="99.6894409937888">
            <text:p>99,6894409938</text:p>
          </table:table-cell>
          <table:table-cell table:formula="of:=[.E2]" office:value-type="float" office:value="20.4">
            <text:p>20,4</text:p>
          </table:table-cell>
          <table:table-cell table:formula="of:=[.C14]" office:value-type="float" office:value="225.651133763262">
            <text:p>225,6511337633</text:p>
          </table:table-cell>
          <table:table-cell table:formula="of:=[.G2]" office:value-type="float" office:value="-10">
            <text:p>-10</text:p>
          </table:table-cell>
          <table:table-cell table:number-columns-repeated="23"/>
        </table:table-row>
        <table:table-row table:style-name="ro2">
          <table:table-cell table:style-name="ce2" table:formula="of:=[.A15]+[.G5]" office:value-type="float" office:value="197.297096496181">
            <text:p>197,2970964962</text:p>
          </table:table-cell>
          <table:table-cell table:style-name="ce7" office:value-type="float" office:value="0">
            <text:p>0</text:p>
          </table:table-cell>
          <table:table-cell table:style-name="ce2" table:formula="of:=[.C15]+[.F5]" office:value-type="float" office:value="443.042438111088">
            <text:p>443,0424381111</text:p>
          </table:table-cell>
          <table:table-cell table:style-name="ce15" office:value-type="float" office:value="0">
            <text:p>0</text:p>
          </table:table-cell>
          <table:table-cell table:number-columns-repeated="23"/>
        </table:table-row>
        <table:table-row table:style-name="ro2">
          <table:table-cell table:style-name="Default">
            <draw:frame table:end-cell-address="Лист1.G29" table:end-x="0.986cm" table:end-y="0.106cm" draw:z-index="0" draw:style-name="gr1" draw:text-style-name="P1" svg:width="8.797cm" svg:height="5.271cm" svg:x="0.307cm" svg:y="0.254cm">
              <draw:object draw:notify-on-update-of-ranges="Лист1.A11:Лист1.A16 Лист1.A10:Лист1.A10 Лист1.B11:Лист1.B1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4"/>
          <table:table-cell>
            <draw:frame table:end-cell-address="Лист1.R32" table:end-x="0.266cm" table:end-y="0.192cm" draw:z-index="1" draw:style-name="gr1" draw:text-style-name="P1" svg:width="11.725cm" svg:height="6.843cm" svg:x="0.224cm" svg:y="0.123cm">
              <draw:object draw:notify-on-update-of-ranges="Лист1.C11:Лист1.C16 Лист1.D11:Лист1.D1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Обычный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22.04.2015</text:date>, <text:time>11:26:2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3-25T12:18:04.06</meta:creation-date>
    <dc:date>2015-04-22T11:26:26.28</dc:date>
    <dc:creator>Егор Клёнин</dc:creator>
    <meta:editing-duration>PT5H48M1S</meta:editing-duration>
    <meta:editing-cycles>8</meta:editing-cycles>
    <meta:generator>OpenOffice/4.1.1$Win32 OpenOffice.org_project/411m6$Build-9775</meta:generator>
    <meta:document-statistic meta:table-count="1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8.798cm" svg:height="5.272cm" xlink:href=".." xlink:type="simple" chart:class="chart:scatter" chart:style-name="ch1">
        <chart:title svg:x="2.874cm" svg:y="0.241cm" chart:style-name="ch2">
          <text:p>Контур abcda </text:p>
        </chart:title>
        <chart:plot-area chart:style-name="ch3" table:cell-range-address="Лист1.A10:Лист1.A16 Лист1.B11:Лист1.B16" chart:data-source-has-labels="row" svg:x="0.02cm" svg:y="0.809cm" svg:width="8.651cm" svg:height="4.196cm">
          <chartooo:coordinate-region svg:x="0.747cm" svg:y="1.021cm" svg:width="7.644cm" svg:height="3.772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title svg:x="0.748cm" svg:y="0.434cm" chart:style-name="ch7">
              <text:p>φ, B</text:p>
            </chart:title>
            <chart:grid chart:style-name="ch5" chart:class="major"/>
          </chart:axis>
          <chart:series chart:style-name="ch8" chart:values-cell-range-address="Лист1.B11:Лист1.B16" chart:label-cell-address="Лист1.A10:Лист1.A10" chart:class="chart:scatter">
            <chart:domain table:cell-range-address="Лист1.A11:Лист1.A16"/>
            <chart:data-point chart:repeated="6"/>
          </chart:series>
          <chart:wall chart:style-name="ch9"/>
          <chart:floor chart:style-name="ch10"/>
        </chart:plot-area>
        <draw:frame draw:style-name="gr1" draw:text-style-name="P1" svg:width="0.99cm" svg:height="0.589cm" svg:x="7.401cm" svg:y="3.448cm">
          <draw:image xlink:href="Pictures/20000014000003DE0000024D92CC2D7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Контур abcda</text:p>
                <draw:g>
                  <svg:desc>Лист1.A10:Лист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11:Лист1.A16</svg:desc>
                </draw:g>
              </table:table-cell>
              <table:table-cell office:value-type="float" office:value="0">
                <text:p>0</text:p>
                <draw:g>
                  <svg:desc>Лист1.B11:Лист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.7204968944099">
                <text:p>44.7204968944099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7204968944099">
                <text:p>44.7204968944099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1.8633540372671">
                <text:p>51.8633540372671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6894409937888">
                <text:p>99.6894409937888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7.297096496181">
                <text:p>197.29709649618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1.726cm" svg:height="6.844cm" xlink:href=".." xlink:type="simple" chart:class="chart:scatter" chart:style-name="ch1">
        <chart:title svg:x="4.457cm" svg:y="0.272cm" chart:style-name="ch2">
          <text:p>Котнур adefa</text:p>
        </chart:title>
        <chart:plot-area chart:style-name="ch3" table:cell-range-address="Лист1.C11:Лист1.D16" svg:x="0.742cm" svg:y="1.127cm" svg:width="10.354cm" svg:height="5.231cm">
          <chartooo:coordinate-region svg:x="1.469cm" svg:y="1.34cm" svg:width="9.348cm" svg:height="4.807cm"/>
          <chart:axis chart:dimension="x" chart:name="primary-x" chart:style-name="ch4">
            <chart:title svg:x="9.828cm" svg:y="3.956cm" chart:style-name="ch5">
              <text:p>R, Ом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Лист1.D11:Лист1.D16" chart:class="chart:scatter">
            <chart:domain table:cell-range-address="Лист1.C11:Лист1.C16"/>
            <chart:data-point chart:repeated="6"/>
          </chart:series>
          <chart:wall chart:style-name="ch8"/>
          <chart:floor chart:style-name="ch9"/>
        </chart:plot-area>
        <draw:frame draw:style-name="gr1" draw:text-style-name="P1" svg:width="1.086cm" svg:height="0.775cm" svg:x="1.501cm" svg:y="0.563cm">
          <draw:image xlink:href="Pictures/20000013000002BB0000024D5D52E0BF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C</text:p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C11:Лист1.C16</svg:desc>
                </draw:g>
              </table:table-cell>
              <table:table-cell office:value-type="float" office:value="0">
                <text:p>0</text:p>
                <draw:g>
                  <svg:desc>Лист1.D11:Лист1.D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6076555023924">
                <text:p>97.607655502392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3.259829415436">
                <text:p>193.259829415436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25.651133763262">
                <text:p>225.651133763262</text:p>
              </table:table-cell>
              <table:table-cell office:value-type="float" office:value="26.29">
                <text:p>26.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5.651133763262">
                <text:p>225.6511337632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3.042438111088">
                <text:p>443.04243811108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